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fo:font-size="16pt" style:font-size-asian="16pt" style:font-size-complex="16pt"/>
    </style:style>
    <style:style style:name="P2" style:family="paragraph" style:parent-style-name="Heading_20_4">
      <style:text-properties fo:font-size="16pt" style:font-size-asian="16pt" style:font-size-complex="16pt"/>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0"/>
    <style:style style:name="P5" style:family="paragraph" style:parent-style-name="Text_20_body" style:list-style-name="L12"/>
    <style:style style:name="P6" style:family="paragraph" style:parent-style-name="Text_20_body" style:list-style-name="L2">
      <style:paragraph-properties fo:margin-top="0in" fo:margin-bottom="0in" style:contextual-spacing="false"/>
      <style:text-properties fo:font-size="16pt" style:font-size-asian="16pt" style:font-size-complex="16pt"/>
    </style:style>
    <style:style style:name="P7" style:family="paragraph" style:parent-style-name="Text_20_body" style:list-style-name="L2">
      <style:text-properties fo:font-size="16pt" style:font-size-asian="16pt" style:font-size-complex="16pt"/>
    </style:style>
    <style:style style:name="P8" style:family="paragraph" style:parent-style-name="Text_20_body" style:list-style-name="L3">
      <style:paragraph-properties fo:margin-top="0in" fo:margin-bottom="0in" style:contextual-spacing="false"/>
      <style:text-properties fo:font-size="16pt" style:font-size-asian="16pt" style:font-size-complex="16pt"/>
    </style:style>
    <style:style style:name="P9" style:family="paragraph" style:parent-style-name="Text_20_body" style:list-style-name="L5">
      <style:paragraph-properties fo:margin-top="0in" fo:margin-bottom="0in" style:contextual-spacing="false"/>
      <style:text-properties fo:font-size="16pt" style:font-size-asian="16pt" style:font-size-complex="16pt"/>
    </style:style>
    <style:style style:name="P10" style:family="paragraph" style:parent-style-name="Text_20_body" style:list-style-name="L5">
      <style:text-properties fo:font-size="16pt" style:font-size-asian="16pt" style:font-size-complex="16pt"/>
    </style:style>
    <style:style style:name="P11" style:family="paragraph" style:parent-style-name="Text_20_body" style:list-style-name="L6">
      <style:paragraph-properties fo:margin-top="0in" fo:margin-bottom="0in" style:contextual-spacing="false"/>
      <style:text-properties fo:font-size="16pt" style:font-size-asian="16pt" style:font-size-complex="16pt"/>
    </style:style>
    <style:style style:name="P12" style:family="paragraph" style:parent-style-name="Text_20_body" style:list-style-name="L6">
      <style:text-properties fo:font-size="16pt" style:font-size-asian="16pt" style:font-size-complex="16pt"/>
    </style:style>
    <style:style style:name="P13" style:family="paragraph" style:parent-style-name="Text_20_body" style:list-style-name="L7">
      <style:paragraph-properties fo:margin-top="0in" fo:margin-bottom="0in" style:contextual-spacing="false"/>
      <style:text-properties fo:font-size="16pt" style:font-size-asian="16pt" style:font-size-complex="16pt"/>
    </style:style>
    <style:style style:name="P14" style:family="paragraph" style:parent-style-name="Text_20_body" style:list-style-name="L7">
      <style:text-properties fo:font-size="16pt" style:font-size-asian="16pt" style:font-size-complex="16pt"/>
    </style:style>
    <style:style style:name="P15" style:family="paragraph" style:parent-style-name="Text_20_body" style:list-style-name="L9">
      <style:paragraph-properties fo:margin-top="0in" fo:margin-bottom="0in" style:contextual-spacing="false"/>
      <style:text-properties fo:font-size="16pt" style:font-size-asian="16pt" style:font-size-complex="16pt"/>
    </style:style>
    <style:style style:name="P16" style:family="paragraph" style:parent-style-name="Text_20_body" style:list-style-name="L9">
      <style:text-properties fo:font-size="16pt" style:font-size-asian="16pt" style:font-size-complex="16pt"/>
    </style:style>
    <style:style style:name="P17" style:family="paragraph" style:parent-style-name="Text_20_body" style:list-style-name="L11">
      <style:paragraph-properties fo:margin-top="0in" fo:margin-bottom="0in" style:contextual-spacing="false"/>
      <style:text-properties fo:font-size="16pt" style:font-size-asian="16pt" style:font-size-complex="16pt"/>
    </style:style>
    <style:style style:name="T1" style:family="text">
      <style:text-properties fo:font-size="21pt" style:font-size-asian="21pt" style:font-size-complex="21pt"/>
    </style:style>
    <style:style style:name="T2" style:family="text">
      <style:text-properties fo:font-size="16pt" style:font-size-asian="16pt" style:font-size-complex="16pt"/>
    </style:style>
    <style:style style:name="T3" style:family="text">
      <style:text-properties fo:font-size="20pt" style:font-size-asian="20pt" style:font-size-complex="2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3">The Moderator</text:span><text:span text:style-name="T2"/></text:h>
      <text:list text:style-name="L1">
        <text:list-header>
          <text:p text:style-name="P3"><text:span text:style-name="T2"/></text:p>
        </text:list-header>
      </text:list>
      <text:p text:style-name="Text_20_body"><text:span text:style-name="Strong_20_Emphasis"><text:span text:style-name="T2">Goals:</text:span></text:span></text:p>
      <text:list text:style-name="L2">
        <text:list-header>
          <text:p text:style-name="P6">Maintain a positive and inclusive community atmosphere on the platform</text:p>
          <text:p text:style-name="P6">Ensure the quality and accuracy of beer-related content</text:p>
          <text:p text:style-name="P6">Resolve disputes and enforce community guidelines</text:p>
          <text:p text:style-name="P7">Encourage constructive interactions between users</text:p>
        </text:list-header>
      </text:list>
      <text:p text:style-name="Text_20_body"><text:span text:style-name="Strong_20_Emphasis"><text:span text:style-name="T2">Hobbies:</text:span></text:span></text:p>
      <text:list xml:id="list4084394965" text:style-name="L3">
        <text:list-header>
          <text:p text:style-name="P8">Blogging</text:p>
          <text:p text:style-name="P8">Hiking and exploring nature</text:p>
          <text:p text:style-name="P8"/>
        </text:list-header>
      </text:list>
      <text:p text:style-name="Text_20_body"><text:span text:style-name="Strong_20_Emphasis"><text:span text:style-name="T2">Key Needs:</text:span></text:span></text:p>
      <text:list text:style-name="L5">
        <text:list-header>
          <text:p text:style-name="P9">Intuitive tools for monitoring user interactions and content</text:p>
          <text:p text:style-name="P9">Clear guidelines and processes for addressing inappropriate behavior</text:p>
          <text:p text:style-name="P9">Insights into user activity to prevent conflicts or toxic interactions</text:p>
          <text:p text:style-name="P10">Access to community feedback to improve the platform</text:p>
        </text:list-header>
      </text:list>
      <text:p text:style-name="Text_20_body"><text:span text:style-name="Strong_20_Emphasis"><text:span text:style-name="T2">Behavior:</text:span></text:span></text:p>
      <text:list xml:id="list4246429432" text:style-name="L6">
        <text:list-header>
          <text:p text:style-name="P11">Logs in daily to review flagged content or user reports</text:p>
          <text:p text:style-name="P11">Participates in discussions to model constructive and respectful behavior</text:p>
          <text:p text:style-name="P11">Reviews new features or tools designed for moderation</text:p>
          <text:p text:style-name="P12">Occasionally creates content to engage users and guide discussions</text:p>
          <text:p text:style-name="P12"/>
        </text:list-header>
      </text:list>
      <text:h text:style-name="P1" text:outline-level="3"><text:soft-page-break/>Key Use Cases:</text:h>
      <text:h text:style-name="P2" text:outline-level="4">1. Resolving a Dispute:</text:h>
      <text:list text:style-name="L7">
        <text:list-header>
          <text:p text:style-name="P13">Anna notices a flagged comment on a beer review where users are arguing about the authenticity of a brewery's production methods. She reviews the thread, identifies the heated comments, and steps in to diffuse the tension by posting a neutral and informative explanation about the brewery's history.</text:p>
          <text:p text:style-name="P14">Anna sends private messages to the users involved, reminding them of the community guidelines.</text:p>
        </text:list-header>
      </text:list>
      <text:h text:style-name="P2" text:outline-level="4">2. Reviewing Flagged Content:</text:h>
      <text:list text:style-name="L9">
        <text:list-header>
          <text:p text:style-name="P15">Anna logs into the moderation dashboard and sees five pieces of flagged content.</text:p>
          <text:p text:style-name="P15">She reviews each one, removes a spam post, edits a review with excessive profanity, and approves a flagged post that was incorrectly reported.</text:p>
          <text:p text:style-name="P16">She updates the moderation log to document her decisions and actions.</text:p>
        </text:list-header>
      </text:list>
      <text:p text:style-name="Text_20_body"><text:span text:style-name="Strong_20_Emphasis"><text:span text:style-name="T2"/></text:span></text:p>
      <text:h text:style-name="P2" text:outline-level="4">3. Encouraging Positive Community Interaction:</text:h>
      <text:list text:style-name="L11">
        <text:list-header>
          <text:p text:style-name="P17">Anna creates a weekly post where she highlights underrated beers and invites users to share their experiences with them. She engages with users’ comments by liking, replying, and sharing fun anecdotes about her own beer-tasting adventures.</text:p>
        </text:list-header>
      </text:list>
      <text:p text:style-name="Text_20_body"><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23:48:05.749761312</meta:creation-date>
    <dc:date>2025-01-08T23:53:36.288391589</dc:date>
    <meta:editing-duration>PT5M31S</meta:editing-duration>
    <meta:editing-cycles>1</meta:editing-cycles>
    <meta:document-statistic meta:table-count="0" meta:image-count="0" meta:object-count="0" meta:page-count="2" meta:paragraph-count="32" meta:word-count="294" meta:character-count="1859" meta:non-whitespace-character-count="1617"/>
    <meta:generator>LibreOffice/7.4.7.2$Linux_X86_64 LibreOffice_project/40$Build-2</meta:generator>
  </office:meta>
</office:document-meta>
</file>